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  <style:text-properties fo:font-size="1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paragraph-properties style:writing-mode="lr-tb"/>
      <style:text-properties style:text-position="-8% 58%" fo:font-size="12pt"/>
    </style:style>
    <style:style style:name="T1" style:family="text">
      <style:text-properties fo:font-size="12pt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style:text-position="-8% 58%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-8% 58%" fo:font-size="12pt"/>
    </style:style>
    <style:style style:name="T6" style:family="text">
      <style:text-properties style:text-position="0% 100%"/>
    </style:style>
    <style:style style:name="T7" style:family="text">
      <style:text-properties style:text-position="0% 100%"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start="Concave" draw:marker-start-width="0.0799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dash" draw:stroke-dash="Dash_20__28_Rounded_29_" draw:marker-end="Arrow_20_short" svg:stroke-linecap="rou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marker-end="Arrow_20_shor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draw:stroke-dash="Dash_20__28_Rounded_29_" draw:marker-end="Arrowheads_20_1" svg:stroke-linecap="rou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2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dash" draw:stroke-dash="Dot" draw:marker-end="Arrow_20_shor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0" draw:name="Line 1" draw:style-name="gr11" draw:text-style-name="P2" svg:x1="5.7866in" svg:y1="1.0669in" svg:x2="5.802in" svg:y2="1.9567in"><text:p/></draw:line><draw:frame text:anchor-type="paragraph" draw:z-index="1" draw:name="Text Frame 1" draw:style-name="gr7" draw:text-style-name="P5" svg:width="0.4043in" svg:height="0.2807in" svg:x="5.6453in" svg:y="0.9874in"><draw:text-box><text:p><text:span text:style-name="T1">P</text:span><text:span text:style-name="T5">i</text:span></text:p></draw:text-box></draw:frame><draw:frame text:anchor-type="paragraph" draw:z-index="2" draw:name="Text Frame 2" draw:style-name="gr5" draw:text-style-name="P3" svg:width="0.5512in" svg:height="0.2606in" svg:x="5.4799in" svg:y="1.7752in"><draw:text-box><text:p>P’<text:span text:style-name="T3">i+i</text:span></text:p></draw:text-box></draw:frame><draw:line text:anchor-type="paragraph" draw:z-index="4" draw:name="Line 2" draw:style-name="gr4" draw:text-style-name="P4" svg:x1="5.8in" svg:y1="1.0665in" svg:x2="4.6764in" svg:y2="1.0618in"><text:p/></draw:line><draw:frame text:anchor-type="paragraph" draw:z-index="5" draw:name="Text Frame 4" draw:style-name="gr10" draw:text-style-name="P3" svg:width="0.8189in" svg:height="0.2268in" svg:x="4.8264in" svg:y="0.898in"><draw:text-box><text:p>x v<text:span text:style-name="T3">i</text:span><text:span text:style-name="T6"> </text:span><text:span text:style-name="T7">Inward</text:span></text:p></draw:text-box></draw:frame><draw:frame text:anchor-type="paragraph" draw:z-index="3" draw:name="Text Frame 3" draw:style-name="gr5" draw:text-style-name="P3" svg:width="0.2661in" svg:height="0.2606in" svg:x="5.6362in" svg:y="1.2264in"><draw:text-box><text:p>v<text:span text:style-name="T3">i</text:span></text:p></draw:text-box></draw:frame><draw:frame text:anchor-type="paragraph" draw:z-index="7" draw:name="Text Frame 5" draw:style-name="gr5" draw:text-style-name="P3" svg:width="0.5512in" svg:height="0.2606in" svg:x="5.5339in" svg:y="0.2634in"><draw:text-box><text:p>P<text:span text:style-name="T3">i+i</text:span></text:p></draw:text-box></draw:frame><draw:line text:anchor-type="paragraph" draw:z-index="8" draw:name="Line 7" draw:style-name="gr8" draw:text-style-name="P2" svg:x1="1.5453in" svg:y1="1.1071in" svg:x2="1.5606in" svg:y2="1.9969in"><text:p/></draw:line><draw:frame text:anchor-type="paragraph" draw:z-index="9" draw:name="Text Frame 10" draw:style-name="gr7" draw:text-style-name="P5" svg:width="0.4043in" svg:height="0.2807in" svg:x="1.4035in" svg:y="1.028in"><draw:text-box><text:p><text:span text:style-name="T1">P</text:span><text:span text:style-name="T5">i</text:span></text:p></draw:text-box></draw:frame><draw:frame text:anchor-type="paragraph" draw:z-index="10" draw:name="Text Frame 11" draw:style-name="gr5" draw:text-style-name="P3" svg:width="0.5512in" svg:height="0.2606in" svg:x="1.2764in" svg:y="1.8154in"><draw:text-box><text:p>P<text:span text:style-name="T3">i+i</text:span></text:p></draw:text-box></draw:frame><draw:frame text:anchor-type="paragraph" draw:z-index="11" draw:name="Text Frame 12" draw:style-name="gr5" draw:text-style-name="P3" svg:width="0.2661in" svg:height="0.2606in" svg:x="1.3945in" svg:y="1.2665in"><draw:text-box><text:p>v<text:span text:style-name="T3">i</text:span></text:p></draw:text-box></draw:frame><draw:line text:anchor-type="paragraph" draw:z-index="12" draw:name="Line 8" draw:style-name="gr4" draw:text-style-name="P4" svg:x1="1.5583in" svg:y1="1.1071in" svg:x2="2.7102in" svg:y2="1.1071in"><text:p/></draw:line><draw:frame text:anchor-type="paragraph" draw:z-index="15" draw:name="Text Frame 14" draw:style-name="gr5" draw:text-style-name="P3" svg:width="0.3689in" svg:height="0.2606in" svg:x="1.2772in" svg:y="0.3035in"><draw:text-box><text:p>P<text:span text:style-name="T2">’</text:span><text:span text:style-name="T3">i+i</text:span></text:p></draw:text-box></draw:frame><draw:frame text:anchor-type="paragraph" draw:z-index="13" draw:name="Text Frame 13" draw:style-name="gr6" draw:text-style-name="P3" svg:width="0.7551in" svg:height="0.274in" svg:x="1.9209in" svg:y="0.9382in"><draw:text-box><text:p><text:span text:style-name="T4">Inward </text:span>x v<text:span text:style-name="T3">i</text:span></text:p></draw:text-box></draw:frame><draw:line text:anchor-type="paragraph" draw:z-index="14" draw:name="Line 9" draw:style-name="gr4" draw:text-style-name="P4" svg:x1="1.5429in" svg:y1="1.1071in" svg:x2="1.5429in" svg:y2="0.2882in"><text:p/></draw:line><draw:line text:anchor-type="paragraph" draw:z-index="16" draw:name="Line 4" draw:style-name="gr4" draw:text-style-name="P4" svg:x1="1.5429in" svg:y1="1.1067in" svg:x2="2.0075in" svg:y2="0.4402in"><text:p/></draw:line><draw:frame text:anchor-type="paragraph" draw:z-index="17" draw:name="Text Frame 6" draw:style-name="gr3" draw:text-style-name="P3" svg:width="0.2661in" svg:height="0.213in" svg:x="1.7638in" svg:y="0.4402in"><draw:text-box><text:p>Q</text:p></draw:text-box></draw:frame><draw:line text:anchor-type="paragraph" draw:z-index="18" draw:name="Line 5" draw:style-name="gr4" draw:text-style-name="P4" svg:x1="5.8in" svg:y1="1.0665in" svg:x2="5.2201in" svg:y2="1.7539in"><text:p/></draw:line><draw:frame text:anchor-type="paragraph" draw:z-index="19" draw:name="Text Frame 7" draw:style-name="gr3" draw:text-style-name="P3" svg:width="0.2661in" svg:height="0.213in" svg:x="5.2201in" svg:y="1.4075in"><draw:text-box><text:p>Q</text:p></draw:text-box></draw:frame><draw:frame text:anchor-type="paragraph" draw:z-index="20" draw:name="Text Frame 8" draw:style-name="gr1" draw:text-style-name="P1" svg:width="0.1898in" svg:height="0.1925in" svg:x="1.6984in" svg:y="1.1154in"><draw:text-box><text:p><text:span text:style-name="T1">θ</text:span></text:p></draw:text-box></draw:frame><draw:ellipse text:anchor-type="paragraph" draw:z-index="21" draw:name="Elliptical arc 1" draw:style-name="gr2" draw:text-style-name="P2" svg:width="0.3169in" svg:height="0.2996in" draw:transform="rotate (-3.14159265358979) translate (1.80763888888889in 1.26666666666667in)" draw:kind="arc" draw:start-angle="48.85" draw:end-angle="265.24"><text:p/></draw:ellipse><draw:ellipse text:anchor-type="paragraph" draw:z-index="22" draw:name="Elliptical arc 2" draw:style-name="gr2" draw:text-style-name="P2" svg:width="0.2496in" svg:height="0.3094in" svg:x="5.572in" svg:y="0.9201in" draw:kind="arc" draw:start-angle="48.85" draw:end-angle="265.24"><text:p/></draw:ellipse><draw:frame text:anchor-type="paragraph" draw:z-index="23" draw:name="Text Frame 9" draw:style-name="gr1" draw:text-style-name="P1" svg:width="0.1898in" svg:height="0.1925in" svg:x="5.572in" svg:y="0.8693in"><draw:text-box><text:p><text:span text:style-name="T1">θ</text:span></text:p></draw:text-box></draw:frame><draw:line text:anchor-type="paragraph" draw:z-index="6" draw:name="Line 3" draw:style-name="gr9" draw:text-style-name="P4" svg:x1="5.7846in" svg:y1="1.0669in" svg:x2="5.7846in" svg:y2="0.248in"><text:p/></draw:lin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_20_short" draw:display-name="Arrow short" svg:viewBox="0 0 20 13" svg:d="M0 13l10-13 10 13z"/>
    <draw:marker draw:name="Arrowheads_20_1" draw:display-name="Arrowheads 1" svg:viewBox="0 7 20 13" svg:d="M0 20l10-13 10 13z"/>
    <draw:marker draw:name="Concave" svg:viewBox="0 0 1131 1580" svg:d="M1013 1491l118 89-567-1580-564 1580 114-85 136-68 148-46 161-17 161 13 153 46z"/>
    <draw:marker draw:name="Concave_20_short" draw:display-name="Concave short" svg:viewBox="0 0 1131 754" svg:d="M566 0l-566 754 114-85 136-68 148-46 161-17 161 13 153 46 140 68 118 89z"/>
    <draw:marker draw:name="Triangle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114%" draw:distance="113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9T10:19:30.119322363</meta:creation-date>
    <dc:date>2023-07-18T22:01:08.236601540</dc:date>
    <meta:editing-duration>PT2H23M27S</meta:editing-duration>
    <meta:editing-cycles>10</meta:editing-cycles>
    <meta:generator>LibreOffice/7.2.6.2$MacOSX_X86_64 LibreOffice_project/b0ec3a565991f7569a5a7f5d24fed7f52653d754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